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Resource.clone( String clo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urce.BasicResource( String name , boolean exists , long contentLength , long lastModified , boolean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